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tonSans" svg:font-family="BentonSans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22bca4"/>
    </style:style>
    <style:style style:name="P2" style:family="paragraph" style:parent-style-name="Standard">
      <style:text-properties officeooo:paragraph-rsid="0023b609"/>
    </style:style>
    <style:style style:name="P3" style:family="paragraph" style:parent-style-name="Standard">
      <style:text-properties officeooo:paragraph-rsid="002575ee"/>
    </style:style>
    <style:style style:name="P4" style:family="paragraph" style:parent-style-name="Standard">
      <style:text-properties officeooo:paragraph-rsid="0026e3cf"/>
    </style:style>
    <style:style style:name="T1" style:family="text">
      <style:text-properties fo:language="en" fo:country="US" officeooo:rsid="001e42b3"/>
    </style:style>
    <style:style style:name="T2" style:family="text">
      <style:text-properties fo:language="en" fo:country="US" officeooo:rsid="002171c7"/>
    </style:style>
    <style:style style:name="T3" style:family="text">
      <style:text-properties fo:font-variant="normal" fo:text-transform="none" fo:color="#000000" style:font-name="BentonSans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2bca4" style:font-weight-asian="normal" style:font-weight-complex="normal"/>
    </style:style>
    <style:style style:name="T5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30949" style:font-weight-asian="normal" style:font-weight-complex="normal"/>
    </style:style>
    <style:style style:name="T6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3b609" style:font-weight-asian="normal" style:font-weight-complex="normal"/>
    </style:style>
    <style:style style:name="T7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575ee" style:font-weight-asian="normal" style:font-weight-complex="normal"/>
    </style:style>
    <style:style style:name="T8" style:family="text">
      <style:text-properties fo:color="#000000" fo:language="en" fo:country="US" fo:font-weight="normal" officeooo:rsid="002171c7" style:font-weight-asian="normal" style:font-weight-complex="normal"/>
    </style:style>
    <style:style style:name="T9" style:family="text">
      <style:text-properties fo:color="#000000" fo:language="en" fo:country="US" fo:font-weight="normal" officeooo:rsid="0021d15b" style:font-weight-asian="normal" style:font-weight-complex="normal"/>
    </style:style>
    <style:style style:name="T10" style:family="text">
      <style:text-properties fo:color="#000000" fo:language="en" fo:country="US" fo:font-weight="normal" officeooo:rsid="0022bca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 a towering workshop by the be of <text:s/></text:span><text:span text:style-name="T2">&lt;</text:span><text:span text:style-name="T1">neggen</text:span><text:span text:style-name="T2">&gt;</text:span><text:span text:style-name="T1"> northern Scotland a </text:span><text:span text:style-name="T2">&lt;</text:span><text:span text:style-name="T1">whole kind</text:span><text:span text:style-name="T2">&gt;</text:span><text:span text:style-name="T1"> tidal power combine has been read</text:span><text:span text:style-name="T2">ied for its be &lt;ab …&gt; .</text:span><text:span text:style-name="T1"> <text:s/></text:span><text:span text:style-name="T2">Engineers has been worked for decades on generating electricity from tidal flows but developer &lt;atlantis&gt; believes thats &lt;magic skills&gt; in the </text:span><text:span text:style-name="T3">the Pentland Firth</text:span><text:span text:style-name="T8"> <text:s/></text:span><text:span text:style-name="T9">would be last demonstrate that technology make commercial sense.</text:span></text:p>
      <text:p text:style-name="P1"><text:span text:style-name="T9"/></text:p>
      <text:p text:style-name="P2"><text:span text:style-name="T10">Investors and utilities around the world what</text:span><text:span text:style-name="T9"> </text:span><text:span text:style-name="T10">we &lt;&gt; progress of the </text:span><text:span text:style-name="T4">MeyGen project. </text:span><text:span text:style-name="T5">If all goes well whith MeyGen site then time of tidal power has finally come.</text:span></text:p>
      <text:p text:style-name="P2"><text:span text:style-name="T5"/></text:p>
      <text:p text:style-name="P3"><text:span text:style-name="T6">The basic idea is simple. Underwater</text:span><text:span text:style-name="T5"> </text:span><text:span text:style-name="T6">currants turns a generator and makes electricity in a same way as wind turbine. </text:span><text:span text:style-name="T7">But tidal power involves some substantial engineering challenges. If you can imagine 40 meters of water flowing nearly a fifty &lt;...&gt; thats creates huge loads. On top of that<text:tab/> we have &lt;solar&gt; effect that causes &lt;...&gt; great stress. </text:span></text:p>
      <text:p text:style-name="P3"><text:span text:style-name="T7"/></text:p>
      <text:p text:style-name="P4"><text:span text:style-name="T7">The powerfull tides that rushes through the Pentland Firth are the difficulty to the install tu</text:span></text:p>
      <text:p text:style-name="P4"><text:span text:style-name="T7"/></text:p>
      <text:p text:style-name="P4"><text:span text:style-name="T7">rbin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tonSans" svg:font-family="BentonSans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37:55.143177811</meta:creation-date>
    <dc:date>2016-09-24T17:24:38.592968801</dc:date>
    <meta:editing-duration>PT36M19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63" meta:character-count="976" meta:non-whitespace-character-count="811"/>
  </office:meta>
</office:document-meta>
</file>